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19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19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19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19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<text:a xlink:href="http://community.impresscms.org/modules/newbb/viewtopic.php?topic_id=4361&amp;post_id=38980#forumpost38980">http://community.impresscms.org/modules/newbb/viewtopic.php?topic_id=4361&amp;post_id=38980#forumpost38980</text:a>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08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9-11T08:20:57</dc:date>
    <dc:creator>Marc-Andre Lanciault</dc:creator>
    <meta:editing-duration>PT67H38M17S</meta:editing-duration>
    <meta:editing-cycles>35</meta:editing-cycles>
    <meta:generator>OpenOffice.org/3.1$Linux OpenOffice.org_project/310m19$Build-9420</meta:generator>
    <meta:document-statistic meta:table-count="3" meta:cell-count="876" meta:object-count="0"/>
  </office:meta>
</office:document-meta>
</file>